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bold" officeooo:rsid="0017258e" officeooo:paragraph-rsid="0017258e" style:font-weight-asian="bold" style:font-weight-complex="bold"/>
    </style:style>
    <style:style style:name="P3" style:family="paragraph" style:parent-style-name="Standard" style:list-style-name="List_20_1">
      <style:paragraph-properties fo:line-height="150%" fo:text-align="justify" style:justify-single-word="false"/>
      <style:text-properties fo:font-weight="bold" officeooo:paragraph-rsid="002396e1" style:font-weight-asian="bold" style:font-weight-complex="bold"/>
    </style:style>
    <style:style style:name="P4" style:family="paragraph" style:parent-style-name="Standard" style:list-style-name="List_20_1">
      <style:paragraph-properties fo:line-height="150%" fo:text-align="justify" style:justify-single-word="false"/>
      <style:text-properties fo:font-weight="bold" officeooo:rsid="0023ae06" officeooo:paragraph-rsid="0023ae06" style:font-weight-asian="bold" style:font-weight-complex="bold"/>
    </style:style>
    <style:style style:name="P5" style:family="paragraph" style:parent-style-name="Standard">
      <style:paragraph-properties fo:text-align="center" style:justify-single-word="false"/>
      <style:text-properties fo:font-size="48pt" fo:font-weight="bold" officeooo:rsid="0017258e" officeooo:paragraph-rsid="0017258e" style:font-size-asian="48pt" style:font-weight-asian="bold" style:font-size-complex="48pt" style:font-weight-complex="bold"/>
    </style:style>
    <style:style style:name="P6" style:family="paragraph" style:parent-style-name="Standard">
      <style:paragraph-properties fo:line-height="150%" fo:text-align="justify" style:justify-single-word="false"/>
      <style:text-properties fo:font-size="12pt" fo:font-weight="normal" officeooo:rsid="0017258e" officeooo:paragraph-rsid="0017258e"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font-weight="normal" officeooo:rsid="00185e67" officeooo:paragraph-rsid="00185e67"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font-weight="normal" officeooo:rsid="0019f19a" officeooo:paragraph-rsid="0019f19a" style:font-size-asian="10.5pt" style:font-weight-asian="normal" style:font-size-complex="12pt" style:font-weight-complex="normal"/>
    </style:style>
    <style:style style:name="P9" style:family="paragraph" style:parent-style-name="Standard" style:list-style-name="Numbering_20_123">
      <style:paragraph-properties fo:line-height="150%" fo:text-align="justify" style:justify-single-word="false"/>
      <style:text-properties fo:font-size="12pt" fo:font-weight="normal" officeooo:rsid="0019f19a" officeooo:paragraph-rsid="0019f19a"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font-weight="normal" officeooo:rsid="001be9a5" officeooo:paragraph-rsid="001be9a5"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fo:font-size="12pt" fo:font-weight="normal" officeooo:rsid="001dde5e" officeooo:paragraph-rsid="001dde5e"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officeooo:rsid="0024eeb8" officeooo:paragraph-rsid="0024eeb8" style:font-size-asian="10.5pt" style:font-weight-asian="normal" style:font-size-complex="12pt" style:font-weight-complex="normal"/>
    </style:style>
    <style:style style:name="P13" style:family="paragraph" style:parent-style-name="Standard" style:list-style-name="List_20_1">
      <style:paragraph-properties fo:line-height="150%" fo:text-align="justify" style:justify-single-word="false"/>
      <style:text-properties fo:font-size="12pt" fo:font-weight="normal" officeooo:rsid="0024eeb8" officeooo:paragraph-rsid="0024eeb8" style:font-size-asian="10.5pt" style:font-weight-asian="normal" style:font-size-complex="12pt" style:font-weight-complex="normal"/>
    </style:style>
    <style:style style:name="P14" style:family="paragraph" style:parent-style-name="Standard" style:list-style-name="List_20_1">
      <style:paragraph-properties fo:line-height="150%" fo:text-align="justify" style:justify-single-word="false"/>
      <style:text-properties fo:font-size="12pt" fo:font-weight="normal" officeooo:rsid="0025a399" officeooo:paragraph-rsid="0025a399"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fo:font-size="12pt" fo:font-weight="normal" officeooo:rsid="0025a399" officeooo:paragraph-rsid="0025a399" style:font-size-asian="10.5pt" style:font-weight-asian="normal" style:font-size-complex="12pt" style:font-weight-complex="normal"/>
    </style:style>
    <style:style style:name="P16" style:family="paragraph" style:parent-style-name="Standard" style:list-style-name="L1">
      <style:paragraph-properties fo:line-height="150%" fo:text-align="justify" style:justify-single-word="false"/>
      <style:text-properties fo:font-size="12pt" fo:font-weight="bold" officeooo:rsid="0019f19a" officeooo:paragraph-rsid="0019f19a" style:font-size-asian="10.5pt" style:font-weight-asian="bold" style:font-size-complex="12pt" style:font-weight-complex="bold"/>
    </style:style>
    <style:style style:name="P17" style:family="paragraph" style:parent-style-name="Standard" style:list-style-name="L1">
      <style:paragraph-properties fo:line-height="150%" fo:text-align="justify" style:justify-single-word="false"/>
      <style:text-properties fo:font-size="12pt" fo:font-weight="bold" officeooo:rsid="0017258e" officeooo:paragraph-rsid="0017258e" style:font-size-asian="10.5pt" style:font-weight-asian="bold" style:font-size-complex="12pt" style:font-weight-complex="bold"/>
    </style:style>
    <style:style style:name="P18" style:family="paragraph" style:parent-style-name="Standard" style:list-style-name="L1">
      <style:paragraph-properties fo:line-height="150%" fo:text-align="justify" style:justify-single-word="false"/>
      <style:text-properties fo:font-size="12pt" fo:font-weight="bold" officeooo:rsid="002396e1" officeooo:paragraph-rsid="002396e1" style:font-size-asian="10.5pt" style:font-weight-asian="bold" style:font-size-complex="12pt" style:font-weight-complex="bold"/>
    </style:style>
    <style:style style:name="P19" style:family="paragraph" style:parent-style-name="Standard" style:list-style-name="L1">
      <style:paragraph-properties fo:line-height="150%" fo:text-align="justify" style:justify-single-word="false"/>
      <style:text-properties fo:font-size="12pt" fo:font-weight="bold" officeooo:rsid="001dde5e" officeooo:paragraph-rsid="001dde5e" style:font-size-asian="10.5pt" style:font-weight-asian="bold" style:font-size-complex="12pt" style:font-weight-complex="bold"/>
    </style:style>
    <style:style style:name="P20" style:family="paragraph" style:parent-style-name="Standard" style:list-style-name="L1">
      <style:paragraph-properties fo:line-height="150%" fo:text-align="justify" style:justify-single-word="false"/>
      <style:text-properties fo:font-size="12pt" fo:font-weight="bold" officeooo:rsid="001be9a5" officeooo:paragraph-rsid="001be9a5" style:font-size-asian="10.5pt" style:font-weight-asian="bold" style:font-size-complex="12pt" style:font-weight-complex="bold"/>
    </style:style>
    <style:style style:name="P21" style:family="paragraph" style:parent-style-name="Standard" style:list-style-name="L1">
      <style:paragraph-properties fo:line-height="150%" fo:text-align="justify" style:justify-single-word="false"/>
      <style:text-properties fo:font-size="12pt" fo:font-weight="bold" officeooo:rsid="0024eeb8" officeooo:paragraph-rsid="0024eeb8" style:font-size-asian="10.5pt" style:font-weight-asian="bold" style:font-size-complex="12pt" style:font-weight-complex="bold"/>
    </style:style>
    <style:style style:name="P22" style:family="paragraph" style:parent-style-name="Standard" style:list-style-name="L1">
      <style:paragraph-properties fo:line-height="150%" fo:text-align="justify" style:justify-single-word="false"/>
      <style:text-properties fo:font-size="12pt" fo:font-weight="bold" officeooo:rsid="0025a399" officeooo:paragraph-rsid="0025a399" style:font-size-asian="10.5pt" style:font-weight-asian="bold" style:font-size-complex="12pt" style:font-weight-complex="bold"/>
    </style:style>
    <style:style style:name="P23" style:family="paragraph" style:parent-style-name="Standard">
      <style:paragraph-properties fo:line-height="150%" fo:text-align="justify" style:justify-single-word="false"/>
      <style:text-properties fo:font-size="12pt" fo:font-weight="bold" officeooo:rsid="0025a399" officeooo:paragraph-rsid="0025a399" style:font-size-asian="10.5pt" style:font-weight-asian="bold" style:font-size-complex="12pt" style:font-weight-complex="bold"/>
    </style:style>
    <style:style style:name="P24" style:family="paragraph" style:parent-style-name="Standard" style:list-style-name="List_20_1">
      <style:paragraph-properties fo:line-height="150%" fo:text-align="justify" style:justify-single-word="false"/>
      <style:text-properties fo:font-size="12pt" fo:font-weight="bold" officeooo:rsid="0025a399" officeooo:paragraph-rsid="0025a399" style:font-size-asian="10.5pt" style:font-weight-asian="bold" style:font-size-complex="12pt" style:font-weight-complex="bold"/>
    </style:style>
    <style:style style:name="P25" style:family="paragraph" style:parent-style-name="Standard">
      <style:paragraph-properties fo:line-height="150%" fo:text-align="justify" style:justify-single-word="false"/>
      <style:text-properties officeooo:paragraph-rsid="002396e1"/>
    </style:style>
    <style:style style:name="P26" style:family="paragraph" style:parent-style-name="Standard">
      <style:paragraph-properties fo:line-height="150%" fo:text-align="justify" style:justify-single-word="false"/>
      <style:text-properties officeooo:rsid="002396e1" officeooo:paragraph-rsid="002396e1"/>
    </style:style>
    <style:style style:name="P27" style:family="paragraph" style:parent-style-name="Standard">
      <style:paragraph-properties fo:line-height="150%" fo:text-align="justify" style:justify-single-word="false"/>
      <style:text-properties officeooo:rsid="0023ae06" officeooo:paragraph-rsid="0023ae06"/>
    </style:style>
    <style:style style:name="P28" style:family="paragraph" style:parent-style-name="Standard">
      <style:paragraph-properties fo:line-height="150%" fo:text-align="justify" style:justify-single-word="false"/>
      <style:text-properties fo:language="es" fo:country="ES" officeooo:rsid="0023ae06" officeooo:paragraph-rsid="0023ae06"/>
    </style:style>
    <style:style style:name="P29" style:family="paragraph" style:parent-style-name="Standard">
      <style:paragraph-properties fo:line-height="150%" fo:text-align="justify" style:justify-single-word="false"/>
      <style:text-properties officeooo:rsid="00248e5b" officeooo:paragraph-rsid="00248e5b"/>
    </style:style>
    <style:style style:name="P30" style:family="paragraph" style:parent-style-name="Standard">
      <style:paragraph-properties fo:text-align="center" style:justify-single-word="false" fo:break-before="page"/>
      <style:text-properties fo:font-size="48pt" fo:font-weight="bold" officeooo:rsid="0017258e" officeooo:paragraph-rsid="0017258e" style:font-size-asian="48pt" style:font-weight-asian="bold" style:font-size-complex="48pt" style:font-weight-complex="bold"/>
    </style:style>
    <style:style style:name="P31" style:family="paragraph" style:parent-style-name="Standard">
      <style:paragraph-properties fo:line-height="150%" fo:text-align="justify" style:justify-single-word="false" fo:break-before="page"/>
      <style:text-properties fo:font-size="12pt" fo:font-weight="normal" officeooo:rsid="001dde5e" officeooo:paragraph-rsid="001dde5e" style:font-size-asian="10.5pt" style:font-weight-asian="normal" style:font-size-complex="12pt" style:font-weight-complex="normal"/>
    </style:style>
    <style:style style:name="P32" style:family="paragraph" style:parent-style-name="Standard" style:list-style-name="L1">
      <style:paragraph-properties fo:line-height="150%" fo:text-align="justify" style:justify-single-word="false" fo:break-before="page"/>
      <style:text-properties fo:font-size="12pt" fo:font-weight="bold" officeooo:rsid="0017258e" officeooo:paragraph-rsid="0017258e" style:font-size-asian="10.5pt" style:font-weight-asian="bold" style:font-size-complex="12pt" style:font-weight-complex="bold"/>
    </style:style>
    <style:style style:name="P33" style:family="paragraph" style:parent-style-name="Standard" style:list-style-name="L1">
      <style:paragraph-properties fo:line-height="150%" fo:text-align="justify" style:justify-single-word="false" fo:break-before="page"/>
      <style:text-properties fo:font-size="12pt" fo:font-weight="bold" officeooo:rsid="0024eeb8" officeooo:paragraph-rsid="0024eeb8" style:font-size-asian="10.5pt" style:font-weight-asian="bold" style:font-size-complex="12pt" style:font-weight-complex="bold"/>
    </style:style>
    <style:style style:name="P3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35" style:family="paragraph">
      <loext:graphic-properties draw:fill="solid" draw:fill-color="#b7b3c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36" style:family="paragraph">
      <loext:graphic-properties draw:fill="solid" draw:fill-color="#d4ea6b"/>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5983b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6d6d"/>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6d"/>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42" style:family="paragraph">
      <loext:graphic-properties draw:fill="solid" draw:fill-color="#bf819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ffb66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44" style:family="paragraph">
      <loext:graphic-properties draw:fill="solid" draw:fill-color="#ff6d6d"/>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45" style:family="paragraph">
      <loext:graphic-properties draw:fill="solid" draw:fill-color="#ffb66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ff6d"/>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258e"/>
    </style:style>
    <style:style style:name="T2" style:family="text">
      <style:text-properties officeooo:rsid="00185e67"/>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4eeb8" style:font-size-asian="10.5pt" style:font-weight-asian="normal" style:font-size-complex="12pt" style:font-weight-complex="normal"/>
    </style:style>
    <style:style style:name="T5" style:family="text">
      <style:text-properties fo:font-size="12pt" style:font-size-asian="10.5pt" style:font-size-complex="12pt"/>
    </style:style>
    <style:style style:name="T6" style:family="text">
      <style:text-properties fo:font-size="12pt" officeooo:rsid="002396e1" style:font-size-asian="10.5pt" style:font-size-complex="12pt"/>
    </style:style>
    <style:style style:name="T7" style:family="text">
      <style:text-properties officeooo:rsid="0023ae06"/>
    </style:style>
    <style:style style:name="T8" style:family="text">
      <style:text-properties fo:font-weight="normal" style:font-weight-asian="normal"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b7b3ca" draw:textarea-horizontal-align="justify" draw:textarea-vertical-align="middle" draw:auto-grow-height="false" fo:min-height="0.919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d4ea6b" draw:textarea-horizontal-align="justify" draw:textarea-vertical-align="middle" draw:auto-grow-height="false" fo:min-height="0.531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5983b0" draw:textarea-horizontal-align="justify" draw:textarea-vertical-align="middle" draw:auto-grow-height="false" fo:min-height="10.673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6d6d" draw:textarea-horizontal-align="justify" draw:textarea-vertical-align="middle" draw:auto-grow-height="false" fo:min-height="1.284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ffff6d" draw:textarea-horizontal-align="justify" draw:textarea-vertical-align="middle" draw:auto-grow-height="false" fo:min-height="1.441cm" fo:min-width="5.62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ff6d" draw:textarea-horizontal-align="justify" draw:textarea-vertical-align="middle" draw:auto-grow-height="false" fo:min-height="5.341cm" fo:min-width="5.62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6d" draw:textarea-horizontal-align="justify" draw:textarea-vertical-align="middle" draw:auto-grow-height="false" fo:min-height="0.788cm" fo:min-width="5.62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b7b3ca" draw:textarea-horizontal-align="justify" draw:textarea-vertical-align="middle" draw:auto-grow-height="false" fo:min-height="0.919cm" fo:min-width="6.341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d4ea6b" draw:textarea-horizontal-align="justify" draw:textarea-vertical-align="middle" draw:auto-grow-height="false" fo:min-height="0.531cm" fo:min-width="6.341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5983b0" draw:textarea-horizontal-align="justify" draw:textarea-vertical-align="middle" draw:auto-grow-height="false" fo:min-height="10.679cm" fo:min-width="6.341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6d6d" draw:textarea-horizontal-align="justify" draw:textarea-vertical-align="middle" draw:auto-grow-height="false" fo:min-height="1.284cm" fo:min-width="6.341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529cm" fo:min-width="4.632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bf819e" draw:textarea-horizontal-align="justify" draw:textarea-vertical-align="middle" draw:auto-grow-height="false" fo:min-height="8.987cm" fo:min-width="5.801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b7b3ca" draw:textarea-horizontal-align="justify" draw:textarea-vertical-align="middle" draw:auto-grow-height="false" fo:min-height="0.919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d4ea6b" draw:textarea-horizontal-align="justify" draw:textarea-vertical-align="middle" draw:auto-grow-height="false" fo:min-height="0.531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5983b0" draw:textarea-horizontal-align="justify" draw:textarea-vertical-align="middle" draw:auto-grow-height="false" fo:min-height="10.673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 draw:marker-end-width="0.199cm" draw:marker-end-center="false" svg:stroke-opacity="50%" draw:fill="solid" draw:fill-color="#ffb66c" draw:textarea-horizontal-align="justify" draw:textarea-vertical-align="middle" draw:auto-grow-height="false" fo:min-height="2.482cm" fo:min-width="3.549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6d6d" draw:textarea-horizontal-align="justify" draw:textarea-vertical-align="middle" draw:auto-grow-height="false" fo:min-height="1.284cm" fo:min-width="6.339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3465a4" draw:marker-start="" draw:marker-start-width="0.199cm" draw:marker-start-center="false" draw:marker-end="" draw:marker-end-width="0.199cm" draw:marker-end-center="false" svg:stroke-opacity="50%" draw:fill="solid" draw:fill-color="#ffb66c" draw:textarea-horizontal-align="justify" draw:textarea-vertical-align="middle" draw:auto-grow-height="false" fo:min-height="2.48cm" fo:min-width="3.549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3465a4" draw:marker-start="" draw:marker-start-width="0.199cm" draw:marker-start-center="false" draw:marker-end="" draw:marker-end-width="0.199cm" draw:marker-end-center="false" svg:stroke-opacity="50%" draw:fill="solid" draw:fill-color="#ffb66c" draw:textarea-horizontal-align="justify" draw:textarea-vertical-align="middle" draw:auto-grow-height="false" fo:min-height="2.48cm" fo:min-width="3.549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6d" draw:textarea-horizontal-align="justify" draw:textarea-vertical-align="middle" draw:auto-grow-height="false" fo:min-height="2.482cm" fo:min-width="1.388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ff6d" draw:textarea-horizontal-align="justify" draw:textarea-vertical-align="middle" draw:auto-grow-height="false" fo:min-height="2.48cm" fo:min-width="1.39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6d" draw:textarea-horizontal-align="justify" draw:textarea-vertical-align="middle" draw:auto-grow-height="false" fo:min-height="2.48cm" fo:min-width="1.388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b7b3ca" draw:textarea-horizontal-align="justify" draw:textarea-vertical-align="middle" draw:auto-grow-height="false" fo:min-height="0.921cm" fo:min-width="6.343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d4ea6b" draw:textarea-horizontal-align="justify" draw:textarea-vertical-align="middle" draw:auto-grow-height="false" fo:min-height="0.529cm" fo:min-width="6.343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5983b0" draw:textarea-horizontal-align="justify" draw:textarea-vertical-align="middle" draw:auto-grow-height="false" fo:min-height="10.673cm" fo:min-width="6.343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3465a4" draw:marker-start="" draw:marker-start-width="0.199cm" draw:marker-start-center="false" draw:marker-end="" draw:marker-end-width="0.199cm" draw:marker-end-center="false" svg:stroke-opacity="50%" draw:fill="solid" draw:fill-color="#ffb66c" draw:textarea-horizontal-align="justify" draw:textarea-vertical-align="middle" draw:auto-grow-height="false" fo:min-height="4.041cm" fo:min-width="4.452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3465a4" draw:marker-start="" draw:marker-start-width="0.199cm" draw:marker-start-center="false" draw:marker-end="" draw:marker-end-width="0.199cm" draw:marker-end-center="false" svg:stroke-opacity="50%" draw:fill="solid" draw:fill-color="#ffb66c" draw:textarea-horizontal-align="justify" draw:textarea-vertical-align="middle" draw:auto-grow-height="false" fo:min-height="3.653cm" fo:min-width="4.452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ff6d6d" draw:textarea-horizontal-align="justify" draw:textarea-vertical-align="middle" draw:auto-grow-height="false" fo:min-height="1.286cm" fo:min-width="6.343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b7b3ca" draw:textarea-horizontal-align="justify" draw:textarea-vertical-align="middle" draw:auto-grow-height="false" fo:min-height="0.912cm" fo:min-width="6.754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d4ea6b" draw:textarea-horizontal-align="justify" draw:textarea-vertical-align="middle" draw:auto-grow-height="false" fo:min-height="0.527cm" fo:min-width="6.754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5983b0" draw:textarea-horizontal-align="justify" draw:textarea-vertical-align="middle" draw:auto-grow-height="false" fo:min-height="10.605cm" fo:min-width="6.754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3465a4" draw:marker-start="" draw:marker-start-width="0.199cm" draw:marker-start-center="false" draw:marker-end="" draw:marker-end-width="0.199cm" draw:marker-end-center="false" svg:stroke-opacity="50%" draw:fill="solid" draw:fill-color="#ffb66c" draw:textarea-horizontal-align="justify" draw:textarea-vertical-align="middle" draw:auto-grow-height="false" fo:min-height="2.205cm" fo:min-width="4.748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3465a4" draw:marker-start="" draw:marker-start-width="0.199cm" draw:marker-start-center="false" draw:marker-end="" draw:marker-end-width="0.199cm" draw:marker-end-center="false" svg:stroke-opacity="20%" draw:fill="solid" draw:fill-color="#ffb66c" draw:textarea-horizontal-align="justify" draw:textarea-vertical-align="middle" draw:auto-grow-height="false" fo:min-height="2.205cm" fo:min-width="4.748cm" fo:padding-top="0.125cm" fo:padding-bottom="0.125cm" fo:padding-left="0.25cm" fo:padding-right="0.25cm"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3465a4" draw:marker-start="" draw:marker-start-width="0.199cm" draw:marker-start-center="false" draw:marker-end="" draw:marker-end-width="0.199cm" draw:marker-end-center="false" svg:stroke-opacity="50%" draw:fill="solid" draw:fill-color="#ffb66c" draw:textarea-horizontal-align="justify" draw:textarea-vertical-align="middle" draw:auto-grow-height="false" fo:min-height="2.203cm" fo:min-width="4.748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3465a4" draw:marker-start="" draw:marker-start-width="0.199cm" draw:marker-start-center="false" draw:marker-end="" draw:marker-end-width="0.199cm" draw:marker-end-center="false" draw:fill="solid" draw:fill-color="#ffff6d" draw:textarea-horizontal-align="justify" draw:textarea-vertical-align="middle" draw:auto-grow-height="false" fo:min-height="1.817cm" fo:min-width="3.318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ff6d6d" draw:textarea-horizontal-align="justify" draw:textarea-vertical-align="middle" draw:auto-grow-height="false" fo:min-height="1.275cm" fo:min-width="6.754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SE MARIA FERNÁNDEZ MOLINA</text:p>
      <text:p text:style-name="P2">LENGUAJES DE MARCAS</text:p>
      <text:p text:style-name="P2">1º D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NIDAD 8. PROYECTO WEB</text:p>
      <text:p text:style-name="P30"/>
      <text:list xml:id="list992879013" text:style-name="L1">
        <text:list-item>
          <text:p text:style-name="P32">INTRODUCCIÓN</text:p>
        </text:list-item>
      </text:list>
      <text:p text:style-name="P6"/>
      <text:list xml:id="list22715211571396" text:continue-numbering="true" text:style-name="L1">
        <text:list-item>
          <text:list>
            <text:list-item>
              <text:p text:style-name="P17">PRESENTACIÓN</text:p>
            </text:list-item>
          </text:list>
        </text:list-item>
      </text:list>
      <text:p text:style-name="P6"/>
      <text:p text:style-name="P6">En el contexto de <text:s/>de la presentación de la asignatura de Lenguajes de marcas y Sistemas de <text:span text:style-name="T2">Gestión</text:span> de la información, la evaluación del trimestre de las asignatura consiste en la realización de una página web donde de desplieguen todos los temas estudiados durante el curso.</text:p>
      <text:p text:style-name="P6"/>
      <text:p text:style-name="P6">Para ello se ha realizado una página web muy simple relacionada con un negocio de venta de productos agrícolas frescos. Es por ello que tanto el contenido y los estilos aplicados se han adecuado para adaptarlo al contexto de la temática del trabajo.</text:p>
      <text:p text:style-name="P6"/>
      <text:p text:style-name="P6">El presente trabajo consta de <text:s/><text:span text:style-name="T2">5 documentos en formato html con sus correspondientes hojas de estilo CSS, una carpeta con un script muy sencillo en javascript, una carpeta con un video, una carpeta con las imágenes contenidas en la página web y una carpeta con un servidor nginx dentro de un contenedor docker para desplegar la página dentro de un servidor local.</text:span></text:p>
      <text:p text:style-name="P6"/>
      <text:p text:style-name="P7">El diseño de la página s e ha realizado de la manera mas simplificada posible, intentando cumplir con los requisitos del trabajo que se enumeran en este documento más adelante.</text:p>
      <text:p text:style-name="P7"/>
      <text:list xml:id="list22715516237421" text:continue-numbering="true" text:style-name="L1">
        <text:list-item>
          <text:list>
            <text:list-item>
              <text:p text:style-name="P17">OBJETIVOS</text:p>
            </text:list-item>
          </text:list>
        </text:list-item>
      </text:list>
      <text:p text:style-name="P7"/>
      <text:p text:style-name="P7">Los objetivos del presente trabajo consisten en exponer las habilidades desarrolladas durante todo el curso en la asignatura de <text:s/><text:span text:style-name="T1">Lenguajes de marcas y Sistemas de </text:span>Gestión<text:span text:style-name="T1"> de la información.</text:span></text:p>
      <text:p text:style-name="P7"/>
      <text:p text:style-name="P7">Estas habilidades consisten en:</text:p>
      <text:p text:style-name="P7"/>
      <text:p text:style-name="P7">- Escritura de código html, conociendo e interpretando las diferentes etiquetas que se pueden encontrar de manera común en una página web.</text:p>
      <text:p text:style-name="P7"/>
      <text:p text:style-name="P7">- Creación de hojas de estilo y su escritura en documentos css para poder decorar y hacer más atractivas las páginas web.</text:p>
      <text:p text:style-name="P7"/>
      <text:p text:style-name="P7"><text:soft-page-break/>- Trabajo con documentos XML como uno de los principales lenguajes de marcas y que puede llegar a funcionar como una base de datos NoSQL.</text:p>
      <text:p text:style-name="P7"/>
      <text:p text:style-name="P7">- Desarrollo funciones javascript sencillas para conseguir dinamismo en una página web.</text:p>
      <text:p text:style-name="P7"/>
      <text:list xml:id="list22716195466743" text:continue-numbering="true" text:style-name="L1">
        <text:list-item>
          <text:list>
            <text:list-item>
              <text:p text:style-name="P17">CONTEXTO</text:p>
            </text:list-item>
          </text:list>
        </text:list-item>
      </text:list>
      <text:p text:style-name="P8">El contexto del presente trabajo es el que se centra en el primer curso del Ciclo Formativo de Grado Superior en Diseño de Aplicaciones Multiplataforma y como un primer acercamiento a los lenguajes de marcas y a su uso y aplicación dentro de la elaboración de aplicaciones web.</text:p>
      <text:p text:style-name="P8"/>
      <text:list xml:id="list22714853736847" text:continue-numbering="true" text:style-name="L1">
        <text:list-item>
          <text:p text:style-name="P16">REQUISITOS</text:p>
        </text:list-item>
      </text:list>
      <text:list xml:id="list523524293" text:style-name="Numbering_20_123">
        <text:list-item>
          <text:p text:style-name="P9">Se debe trabajar con HTML5 y CSS evitando utilizar etiquetas o propiedades obsoletas.</text:p>
        </text:list-item>
        <text:list-item>
          <text:p text:style-name="P9">Se han de aplicar las etiquetas, atributos, selectores, etc vistos durante el curso.</text:p>
        </text:list-item>
        <text:list-item>
          <text:p text:style-name="P9">La página web ha de ser de alguna tienda o comercio de cualquier ámbito.</text:p>
        </text:list-item>
        <text:list-item>
          <text:p text:style-name="P9">La página web ha de tener una barra de navegación que este presente en el resto de páginas.</text:p>
        </text:list-item>
        <text:list-item>
          <text:p text:style-name="P9">La página web debe contener un pie de página donde se indiquen los datos personales del alumno que realiza el proyecto.</text:p>
        </text:list-item>
        <text:list-item>
          <text:p text:style-name="P9">La página web tendrá lo que se conoce como diseño responsive debiéndose adaptar al tamaño de pantalla de diferentes dispositivos.</text:p>
        </text:list-item>
        <text:list-item>
          <text:p text:style-name="P9">Todas las páginas han de incluir estilos CSS.</text:p>
        </text:list-item>
        <text:list-item>
          <text:p text:style-name="P9">Se han de incluir comentarios dentro del código donde se indique que se hace en cada caso.</text:p>
        </text:list-item>
        <text:list-item>
          <text:p text:style-name="P9">Se han de incluir párrafos, encabezados, imágenes, tablas, listas formularios y algún video o audio.</text:p>
        </text:list-item>
        <text:list-item>
          <text:p text:style-name="P9">Se pueden incluir artículos o secciones con contenido principal dentro de la web.</text:p>
        </text:list-item>
        <text:list-item>
          <text:p text:style-name="P9">Se ha de usar Javascript para conseguir que la página web sea dinámica. En al menos 2 de loas 4 páginas.</text:p>
        </text:list-item>
        <text:list-item>
          <text:p text:style-name="P9">Se valorará la originalidad y complejidad del proyecto.</text:p>
        </text:list-item>
      </text:list>
      <text:p text:style-name="P8"/>
      <text:list xml:id="list22714634061065" text:continue-list="list22714853736847" text:style-name="L1">
        <text:list-item>
          <text:p text:style-name="P20">DISEÑO DE LA WEB</text:p>
          <text:list>
            <text:list-item>
              <text:p text:style-name="P20">FORMATO DE LA PÁGINA</text:p>
            </text:list-item>
          </text:list>
        </text:list-item>
      </text:list>
      <text:p text:style-name="P10">El diseño de todos los archivos HTML5 del proyecto consisten en un diseño básico donde se pudiera mostrar todas las habilidades adquiridas durante la realización del proyecto. Consiste en:</text:p>
      <text:p text:style-name="P10">CABECERA → BARRA DE NAVEGACIÓN → CUERPO CON ARTÍCULOS O FORMULARIOS → FOOTER.</text:p>
      <text:p text:style-name="P10"><text:soft-page-break/><text:s/></text:p>
      <text:list xml:id="list22715404774806" text:continue-numbering="true" text:style-name="L1">
        <text:list-item>
          <text:list>
            <text:list-item>
              <text:p text:style-name="P19">ESTILOS APLICADOS</text:p>
            </text:list-item>
            <text:list-item>
              <text:p text:style-name="P19">DISEÑO DE LAS DIFERENTES PÁGINAS</text:p>
            </text:list-item>
          </text:list>
        </text:list-item>
      </text:list>
      <text:p text:style-name="P11"><draw:g text:anchor-type="paragraph" draw:z-index="1" draw:name="Forma2" draw:style-name="gr1"><draw:custom-shape draw:style-name="gr26" draw:text-style-name="P35" svg:width="6.845cm" svg:height="1.172cm" svg:x="9.394cm" svg:y="0.026cm"><text:p text:style-name="P34"><text:span text:style-name="T9">presentación.html</text:span></text:p><text:p text:style-name="P34"><text:span text:style-name="T9">CABECERA</text:span></text:p><draw:enhanced-geometry svg:viewBox="0 0 21600 21600" draw:type="rectangle" draw:enhanced-path="M 0 0 L 21600 0 21600 21600 0 21600 0 0 Z N"/></draw:custom-shape><draw:custom-shape draw:style-name="gr27" draw:text-style-name="P36" svg:width="6.845cm" svg:height="0.78cm" svg:x="9.394cm" svg:y="1.197cm"><text:p text:style-name="P34"><text:span text:style-name="T9">BARRA DE NAVEGACIÓN</text:span></text:p><draw:enhanced-geometry svg:viewBox="0 0 21600 21600" draw:type="rectangle" draw:enhanced-path="M 0 0 L 21600 0 21600 21600 0 21600 0 0 Z N"/></draw:custom-shape><draw:custom-shape draw:style-name="gr28" draw:text-style-name="P38" svg:width="6.845cm" svg:height="10.925cm" svg:x="9.394cm" svg:y="1.977cm"><text:p text:style-name="P37"><text:span text:style-name="T10">CUERPO</text:span></text:p><draw:enhanced-geometry svg:viewBox="0 0 21600 21600" draw:type="rectangle" draw:enhanced-path="M 0 0 L 21600 0 21600 21600 0 21600 0 0 Z N"/></draw:custom-shape><draw:custom-shape draw:style-name="gr29" draw:text-style-name="P43" svg:width="4.954cm" svg:height="4.292cm" svg:x="9.574cm" svg:y="2.887cm"><text:p text:style-name="P34"><text:span text:style-name="T9">ARTÍCULO</text:span></text:p><draw:enhanced-geometry svg:viewBox="0 0 21600 21600" draw:type="rectangle" draw:enhanced-path="M 0 0 L 21600 0 21600 21600 0 21600 0 0 Z N"/></draw:custom-shape><draw:custom-shape draw:style-name="gr30" draw:text-style-name="P45" svg:width="4.954cm" svg:height="3.904cm" svg:x="9.574cm" svg:y="7.958cm"><text:p text:style-name="P37"><text:span text:style-name="T10">12</text:span></text:p><text:p text:style-name="P37"><text:span text:style-name="T10"/></text:p><draw:enhanced-geometry svg:viewBox="0 0 21600 21600" draw:type="rectangle" draw:enhanced-path="M 0 0 L 21600 0 21600 21600 0 21600 0 0 Z N"/></draw:custom-shape><draw:custom-shape draw:style-name="gr31" draw:text-style-name="P44" svg:width="6.845cm" svg:height="1.537cm" svg:x="9.394cm" svg:y="12.901cm"><text:p text:style-name="P34"><text:span text:style-name="T9">FOOTER</text:span></text:p><draw:enhanced-geometry svg:viewBox="0 0 21600 21600" draw:type="rectangle" draw:enhanced-path="M 0 0 L 21600 0 21600 21600 0 21600 0 0 Z N"/></draw:custom-shape></draw:g><draw:g text:anchor-type="paragraph" draw:z-index="0" draw:name="Forma1" draw:style-name="gr1"><draw:custom-shape draw:style-name="gr32" draw:text-style-name="P35" svg:width="7.256cm" svg:height="1.163cm" svg:x="1.155cm" svg:y="0.095cm"><text:p text:style-name="P34"><text:span text:style-name="T9">index.html</text:span></text:p><text:p text:style-name="P34"><text:span text:style-name="T9">CABECERA</text:span></text:p><draw:enhanced-geometry svg:viewBox="0 0 21600 21600" draw:mirror-horizontal="false" draw:mirror-vertical="false" draw:type="rectangle" draw:enhanced-path="M 0 0 L 21600 0 21600 21600 0 21600 0 0 Z N"/></draw:custom-shape><draw:custom-shape draw:style-name="gr33" draw:text-style-name="P36" svg:width="7.256cm" svg:height="0.779cm" svg:x="1.155cm" svg:y="1.257cm"><text:p text:style-name="P34"><text:span text:style-name="T9">BARRA DE NAVEGACIÓN</text:span></text:p><draw:enhanced-geometry svg:viewBox="0 0 21600 21600" draw:mirror-horizontal="false" draw:mirror-vertical="false" draw:type="rectangle" draw:enhanced-path="M 0 0 L 21600 0 21600 21600 0 21600 0 0 Z N"/></draw:custom-shape><draw:custom-shape draw:style-name="gr34" draw:text-style-name="P38" svg:width="7.256cm" svg:height="10.856cm" svg:x="1.155cm" svg:y="2.034cm"><text:p text:style-name="P37"><text:span text:style-name="T10">CUERPO</text:span></text:p><draw:enhanced-geometry svg:viewBox="0 0 21600 21600" draw:mirror-horizontal="false" draw:mirror-vertical="false" draw:type="rectangle" draw:enhanced-path="M 0 0 L 21600 0 21600 21600 0 21600 0 0 Z N"/></draw:custom-shape><draw:custom-shape draw:style-name="gr35" draw:text-style-name="P43" svg:width="5.25cm" svg:height="2.456cm" svg:x="1.443cm" svg:y="5.134cm"><text:p text:style-name="P34"><text:span text:style-name="T9">ARTÍCULO</text:span></text:p><draw:enhanced-geometry svg:viewBox="0 0 21600 21600" draw:mirror-horizontal="false" draw:mirror-vertical="false" draw:type="rectangle" draw:enhanced-path="M 0 0 L 21600 0 21600 21600 0 21600 0 0 Z N"/></draw:custom-shape><draw:custom-shape draw:style-name="gr36" draw:text-style-name="P43" svg:width="5.25cm" svg:height="2.456cm" svg:x="1.443cm" svg:y="7.719cm"><text:p text:style-name="P34"><text:span text:style-name="T9">ARTÍCULO</text:span></text:p><draw:enhanced-geometry svg:viewBox="0 0 21600 21600" draw:mirror-horizontal="false" draw:mirror-vertical="false" draw:type="rectangle" draw:enhanced-path="M 0 0 L 21600 0 21600 21600 0 21600 0 0 Z N"/></draw:custom-shape><draw:custom-shape draw:style-name="gr37" draw:text-style-name="P43" svg:width="5.25cm" svg:height="2.454cm" svg:x="1.443cm" svg:y="10.303cm"><text:p text:style-name="P34"><text:span text:style-name="T9">ARTÍCULO</text:span></text:p><draw:enhanced-geometry svg:viewBox="0 0 21600 21600" draw:mirror-horizontal="false" draw:mirror-vertical="false" draw:type="rectangle" draw:enhanced-path="M 0 0 L 21600 0 21600 21600 0 21600 0 0 Z N"/></draw:custom-shape><draw:custom-shape draw:style-name="gr38" draw:text-style-name="P46" svg:width="3.82cm" svg:height="2.068cm" svg:x="2.968cm" svg:y="2.549cm"><text:p text:style-name="P37"><text:span text:style-name="T10">VIDEO</text:span></text:p><draw:enhanced-geometry svg:viewBox="0 0 21600 21600" draw:mirror-horizontal="false" draw:mirror-vertical="false" draw:type="rectangle" draw:enhanced-path="M 0 0 L 21600 0 21600 21600 0 21600 0 0 Z N"/></draw:custom-shape><draw:custom-shape draw:style-name="gr39" draw:text-style-name="P44" svg:width="7.256cm" svg:height="1.527cm" svg:x="1.155cm" svg:y="12.887cm"><text:p text:style-name="P34"><text:span text:style-name="T9">FOOTER</text:span></text:p><draw:enhanced-geometry svg:viewBox="0 0 21600 21600" draw:mirror-horizontal="false" draw:mirror-vertical="false" draw:type="rectangle" draw:enhanced-path="M 0 0 L 21600 0 21600 21600 0 21600 0 0 Z N"/></draw:custom-shape></draw:g></text:p>
      <text:p text:style-name="P31"><draw:g text:anchor-type="paragraph" draw:z-index="3" draw:name="Forma4" draw:style-name="gr1"><draw:custom-shape draw:style-name="gr9" draw:text-style-name="P35" svg:width="6.843cm" svg:height="1.17cm" svg:x="8.578cm" svg:y="1.759cm"><text:p text:style-name="P34"><text:span text:style-name="T9">catalogo.html</text:span></text:p><text:p text:style-name="P34"><text:span text:style-name="T9">CABECERA</text:span></text:p><draw:enhanced-geometry svg:viewBox="0 0 21600 21600" draw:type="rectangle" draw:enhanced-path="M 0 0 L 21600 0 21600 21600 0 21600 0 0 Z N"/></draw:custom-shape><draw:custom-shape draw:style-name="gr10" draw:text-style-name="P36" svg:width="6.843cm" svg:height="0.782cm" svg:x="8.578cm" svg:y="2.928cm"><text:p text:style-name="P34"><text:span text:style-name="T9">BARRA DE NAVEGACIÓN</text:span></text:p><draw:enhanced-geometry svg:viewBox="0 0 21600 21600" draw:type="rectangle" draw:enhanced-path="M 0 0 L 21600 0 21600 21600 0 21600 0 0 Z N"/></draw:custom-shape><draw:custom-shape draw:style-name="gr11" draw:text-style-name="P38" svg:width="6.843cm" svg:height="10.93cm" svg:x="8.578cm" svg:y="3.71cm"><text:p text:style-name="P37"><text:span text:style-name="T10">CUERPO</text:span></text:p><draw:enhanced-geometry svg:viewBox="0 0 21600 21600" draw:type="rectangle" draw:enhanced-path="M 0 0 L 21600 0 21600 21600 0 21600 0 0 Z N"/></draw:custom-shape><draw:custom-shape draw:style-name="gr12" draw:text-style-name="P39" svg:width="6.843cm" svg:height="1.535cm" svg:x="8.578cm" svg:y="14.637cm"><text:p text:style-name="P37"><text:span text:style-name="T10">FOOTER</text:span></text:p><draw:enhanced-geometry svg:viewBox="0 0 21600 21600" draw:type="rectangle" draw:enhanced-path="M 0 0 L 21600 0 21600 21600 0 21600 0 0 Z N"/></draw:custom-shape><draw:custom-shape draw:style-name="gr13" draw:text-style-name="P41" svg:width="5.134cm" svg:height="0.78cm" svg:x="9.478cm" svg:y="3.969cm"><text:p text:style-name="P34"><text:span text:style-name="T9">ENCABEZADO</text:span></text:p><draw:enhanced-geometry svg:viewBox="0 0 21600 21600" draw:type="rectangle" draw:enhanced-path="M 0 0 L 21600 0 21600 21600 0 21600 0 0 Z N"/></draw:custom-shape><draw:custom-shape draw:style-name="gr14" draw:text-style-name="P42" svg:width="6.303cm" svg:height="9.238cm" svg:x="8.848cm" svg:y="5.01cm"><text:p text:style-name="P37"><text:span text:style-name="T10">TABLA CON</text:span></text:p><text:p text:style-name="P37"><text:span text:style-name="T10">CATÁLOGO</text:span></text:p><text:p text:style-name="P37"><text:span text:style-name="T10">EXTRAÍDO</text:span></text:p><text:p text:style-name="P37"><text:span text:style-name="T10">DE ARCHIVO</text:span></text:p><text:p text:style-name="P37"><text:span text:style-name="T10">XML</text:span></text:p><draw:enhanced-geometry svg:viewBox="0 0 21600 21600" draw:type="rectangle" draw:enhanced-path="M 0 0 L 21600 0 21600 21600 0 21600 0 0 Z N"/></draw:custom-shape></draw:g><draw:g text:anchor-type="paragraph" draw:z-index="2" draw:name="Forma3" draw:style-name="gr15"><draw:custom-shape draw:style-name="gr16" draw:text-style-name="P35" svg:width="6.841cm" svg:height="1.17cm" svg:x="0.572cm" svg:y="1.764cm"><text:p text:style-name="P34"><text:span text:style-name="T9">productos.html</text:span></text:p><text:p text:style-name="P34"><text:span text:style-name="T9">CABECERA</text:span></text:p><draw:enhanced-geometry svg:viewBox="0 0 21600 21600" draw:type="rectangle" draw:enhanced-path="M 0 0 L 21600 0 21600 21600 0 21600 0 0 Z N"/></draw:custom-shape><draw:custom-shape draw:style-name="gr17" draw:text-style-name="P36" svg:width="6.841cm" svg:height="0.782cm" svg:x="0.572cm" svg:y="2.933cm"><text:p text:style-name="P34"><text:span text:style-name="T9">BARRA DE NAVEGACIÓN</text:span></text:p><draw:enhanced-geometry svg:viewBox="0 0 21600 21600" draw:type="rectangle" draw:enhanced-path="M 0 0 L 21600 0 21600 21600 0 21600 0 0 Z N"/></draw:custom-shape><draw:custom-shape draw:style-name="gr18" draw:text-style-name="P38" svg:width="6.841cm" svg:height="10.925cm" svg:x="0.572cm" svg:y="3.715cm"><text:p text:style-name="P37"><text:span text:style-name="T10">CUERPO</text:span></text:p><draw:enhanced-geometry svg:viewBox="0 0 21600 21600" draw:type="rectangle" draw:enhanced-path="M 0 0 L 21600 0 21600 21600 0 21600 0 0 Z N"/></draw:custom-shape><draw:custom-shape draw:style-name="gr19" draw:text-style-name="P43" svg:width="4.051cm" svg:height="2.733cm" svg:x="3.003cm" svg:y="4.233cm"><text:p text:style-name="P34"><text:span text:style-name="T9">ARTÍCULO</text:span></text:p><draw:enhanced-geometry svg:viewBox="0 0 21600 21600" draw:type="rectangle" draw:enhanced-path="M 0 0 L 21600 0 21600 21600 0 21600 0 0 Z N"/></draw:custom-shape><draw:custom-shape draw:style-name="gr20" draw:text-style-name="P44" svg:width="6.841cm" svg:height="1.535cm" svg:x="0.572cm" svg:y="14.639cm"><text:p text:style-name="P34"><text:span text:style-name="T9">FOOTER</text:span></text:p><draw:enhanced-geometry svg:viewBox="0 0 21600 21600" draw:type="rectangle" draw:enhanced-path="M 0 0 L 21600 0 21600 21600 0 21600 0 0 Z N"/></draw:custom-shape><draw:custom-shape draw:style-name="gr21" draw:text-style-name="P43" svg:width="4.051cm" svg:height="2.731cm" svg:x="0.752cm" svg:y="7.876cm"><text:p text:style-name="P34"><text:span text:style-name="T9">ARTÍCULO</text:span></text:p><draw:enhanced-geometry svg:viewBox="0 0 21600 21600" draw:type="rectangle" draw:enhanced-path="M 0 0 L 21600 0 21600 21600 0 21600 0 0 Z N"/></draw:custom-shape><draw:custom-shape draw:style-name="gr22" draw:text-style-name="P43" svg:width="4.051cm" svg:height="2.731cm" svg:x="3.093cm" svg:y="11.257cm"><text:p text:style-name="P34"><text:span text:style-name="T9">ARTÍCULO</text:span></text:p><draw:enhanced-geometry svg:viewBox="0 0 21600 21600" draw:type="rectangle" draw:enhanced-path="M 0 0 L 21600 0 21600 21600 0 21600 0 0 Z N"/></draw:custom-shape><draw:custom-shape draw:style-name="gr23" draw:text-style-name="P40" svg:width="1.89cm" svg:height="2.733cm" svg:x="0.842cm" svg:y="4.233cm"><text:p text:style-name="P34"><text:span text:style-name="T9">FOTOS</text:span></text:p><draw:enhanced-geometry svg:viewBox="0 0 21600 21600" draw:type="rectangle" draw:enhanced-path="M 0 0 L 21600 0 21600 21600 0 21600 0 0 Z N"/></draw:custom-shape><draw:custom-shape draw:style-name="gr24" draw:text-style-name="P40" svg:width="1.892cm" svg:height="2.731cm" svg:x="5.162cm" svg:y="7.876cm"><text:p text:style-name="P34"><text:span text:style-name="T9">FOTOS</text:span></text:p><draw:enhanced-geometry svg:viewBox="0 0 21600 21600" draw:type="rectangle" draw:enhanced-path="M 0 0 L 21600 0 21600 21600 0 21600 0 0 Z N"/></draw:custom-shape><draw:custom-shape draw:style-name="gr25" draw:text-style-name="P40" svg:width="1.89cm" svg:height="2.731cm" svg:x="0.842cm" svg:y="11.257cm"><text:p text:style-name="P34"><text:span text:style-name="T9">FOTOS</text:span></text:p><draw:enhanced-geometry svg:viewBox="0 0 21600 21600" draw:type="rectangle" draw:enhanced-path="M 0 0 L 21600 0 21600 21600 0 21600 0 0 Z N"/></draw:custom-shape></draw:g></text:p>
      <text:p text:style-name="P31"><draw:g text:anchor-type="paragraph" draw:z-index="4" draw:name="Forma5" draw:style-name="gr1"><draw:custom-shape draw:style-name="gr2" draw:text-style-name="P35" svg:width="6.841cm" svg:height="1.17cm" svg:x="0cm" svg:y="0cm"><text:p text:style-name="P34"><text:span text:style-name="T9">contacto.html</text:span></text:p><text:p text:style-name="P34"><text:span text:style-name="T9">CABECERA</text:span></text:p><draw:enhanced-geometry svg:viewBox="0 0 21600 21600" draw:type="rectangle" draw:enhanced-path="M 0 0 L 21600 0 21600 21600 0 21600 0 0 Z N"/></draw:custom-shape><draw:custom-shape draw:style-name="gr3" draw:text-style-name="P36" svg:width="6.841cm" svg:height="0.782cm" svg:x="0cm" svg:y="1.169cm"><text:p text:style-name="P34"><text:span text:style-name="T9">BARRA DE NAVEGACIÓN</text:span></text:p><draw:enhanced-geometry svg:viewBox="0 0 21600 21600" draw:type="rectangle" draw:enhanced-path="M 0 0 L 21600 0 21600 21600 0 21600 0 0 Z N"/></draw:custom-shape><draw:custom-shape draw:style-name="gr4" draw:text-style-name="P38" svg:width="6.841cm" svg:height="10.925cm" svg:x="0cm" svg:y="1.951cm"><text:p text:style-name="P37"><text:span text:style-name="T10">CUERPO</text:span></text:p><draw:enhanced-geometry svg:viewBox="0 0 21600 21600" draw:type="rectangle" draw:enhanced-path="M 0 0 L 21600 0 21600 21600 0 21600 0 0 Z N"/></draw:custom-shape><draw:custom-shape draw:style-name="gr5" draw:text-style-name="P39" svg:width="6.841cm" svg:height="1.535cm" svg:x="0cm" svg:y="12.875cm"><text:p text:style-name="P37"><text:span text:style-name="T10">FOOTER</text:span></text:p><draw:enhanced-geometry svg:viewBox="0 0 21600 21600" draw:type="rectangle" draw:enhanced-path="M 0 0 L 21600 0 21600 21600 0 21600 0 0 Z N"/></draw:custom-shape><draw:custom-shape draw:style-name="gr6" draw:text-style-name="P40" svg:width="6.121cm" svg:height="1.692cm" svg:x="0.36cm" svg:y="2.469cm"><text:p text:style-name="P34"><text:span text:style-name="T9">ELEMENTOS DE FORMULARIO</text:span></text:p><draw:enhanced-geometry svg:viewBox="0 0 21600 21600" draw:type="rectangle" draw:enhanced-path="M 0 0 L 21600 0 21600 21600 0 21600 0 0 Z N"/></draw:custom-shape><draw:custom-shape draw:style-name="gr7" draw:text-style-name="P40" svg:width="6.121cm" svg:height="5.592cm" svg:x="0.36cm" svg:y="4.812cm"><text:p text:style-name="P34"><text:span text:style-name="T9">ELEMENTOS DE FORMULARIO</text:span></text:p><draw:enhanced-geometry svg:viewBox="0 0 21600 21600" draw:type="rectangle" draw:enhanced-path="M 0 0 L 21600 0 21600 21600 0 21600 0 0 Z N"/></draw:custom-shape><draw:custom-shape draw:style-name="gr8" draw:text-style-name="P40" svg:width="6.121cm" svg:height="1.04cm" svg:x="0.36cm" svg:y="11.185cm"><text:p text:style-name="P34"><text:span text:style-name="T9">ELEMENTOS DE FORMULARIO</text:span></text:p><draw:enhanced-geometry svg:viewBox="0 0 21600 21600" draw:type="rectangle" draw:enhanced-path="M 0 0 L 21600 0 21600 21600 0 21600 0 0 Z N"/></draw:custom-shape></draw:g></text:p>
      <text:list xml:id="list22714345446454" text:continue-numbering="true" text:style-name="L1">
        <text:list-item>
          <text:p text:style-name="P18">IMPLEMENTACIÓN DE LA PÁGINA WEB</text:p>
          <text:list>
            <text:list-item>
              <text:p text:style-name="P18">PROGRAMAS UTILIZADOS</text:p>
            </text:list-item>
          </text:list>
        </text:list-item>
      </text:list>
      <text:list xml:id="list2069358753" text:style-name="List_20_1">
        <text:list-item>
          <text:p text:style-name="P3"><text:span text:style-name="T6">Visual Studio Code.</text:span></text:p>
        </text:list-item>
      </text:list>
      <text:p text:style-name="P25">Visual Studio Code es un editor de código fuente desarrollado por Microsoft para Windows, Linux, macOS y Web. Incluye soporte para la depuración, control integrado de Git, resaltado de sintaxis, finalización inteligente de código, fragmentos y refactorización de código. También es personalizable, por lo que los usuarios pueden cambiar el tema del editor, los atajos de teclado y las preferencias. Es gratuito y de código abierto, aunque la descarga oficial está bajo software privativo e incluye características personalizadas por Microsoft.3</text:p>
      <text:p text:style-name="P26">En este caso se ha utilizado Visual Studio Code con extensiones <text:span text:style-name="T7">ya preinstaladas de serie</text:span> para falicitar la escritura del código <text:s/>HTML5, CSS y XML, <text:span text:style-name="T7">así como para poder añadir todo el código a </text:span><text:soft-page-break/><text:span text:style-name="T7">un repositorio en GitHub debido a la gran integración con este servicio distribuido de control de versiones.</text:span></text:p>
      <text:p text:style-name="P26"/>
      <text:list xml:id="list22715392692620" text:continue-numbering="true" text:style-name="List_20_1">
        <text:list-item>
          <text:p text:style-name="P4"><text:span text:style-name="T6">B</text:span><text:span text:style-name="T5">ase XML Database.</text:span></text:p>
        </text:list-item>
      </text:list>
      <text:p text:style-name="P28"><text:span text:style-name="T3">BaseX es un motor de base de datos XML robusto y de alto rendimiento y un procesador XQuery 3.1 altamente compatible con compatibilidad total con las extensiones W3C Update y Full Text. Sirve como un marco excelente para crear aplicaciones web complejas con uso intensivo de datos. Viene con interfaces de usuario interactivas (de escritorio, basadas en la web) que le brindan una gran perspectiva de sus datos.</text:span></text:p>
      <text:p text:style-name="P28"><text:span text:style-name="T3"/></text:p>
      <text:p text:style-name="P28"><text:span text:style-name="T3">En el proyecto desarrollado se ha usado para poder obtener el código de la tabla html para mostrar los datos del catálogo de productos, que en este caso ha sido un archivo xml, entre otras cosas debido al buen desempeño de este programa con las consultas Xquery.</text:span></text:p>
      <text:p text:style-name="P28"><text:span text:style-name="T3"/></text:p>
      <text:list xml:id="list22716419805816" text:continue-numbering="true" text:style-name="List_20_1">
        <text:list-item>
          <text:p text:style-name="P4"><text:span text:style-name="T5">Libre Office Draw</text:span></text:p>
        </text:list-item>
      </text:list>
      <text:p text:style-name="P27"><text:span text:style-name="T3">En el presente proyecto se ha usado Libre Office Draw como editor de dibujos vectoriales para generar los diseños del punto 3.3.</text:span></text:p>
      <text:p text:style-name="P27"><text:span text:style-name="T3"/></text:p>
      <text:list xml:id="list22716103203790" text:continue-numbering="true" text:style-name="List_20_1">
        <text:list-item>
          <text:p text:style-name="P4"><text:span text:style-name="T5">Docker</text:span></text:p>
        </text:list-item>
      </text:list>
      <text:p text:style-name="P27"><text:span text:style-name="T3">Docker es un proyecto de código abierto que automatiza el despliegue de aplicaciones dentro de contenedores de software, proporcionando una capa adicional de abstracción y automatización de virtualización de aplicaciones en múltiples sistemas operativos. Docker utiliza características de aislamiento de recursos del kernel Linux, tales como cgroups y espacios de nombres (namespaces) para permitir que "contenedores" independientes se ejecuten dentro de una sola instancia de Linux, evitando la sobrecarga de iniciar y mantener máquinas virtuales.</text:span></text:p>
      <text:p text:style-name="P27"><text:span text:style-name="T3"/></text:p>
      <text:p text:style-name="P29"><text:span text:style-name="T3">En este trabajo se ha usado Docker para desplegar un servidor NGINX dentro un contenedor y así disponer de un pequeño entorno local de servidor donde probar el despliegue de la página web. Se ha elegido esta tecnología por la facilidad de descarga y despliegue </text:span><text:span text:style-name="T4">aislado</text:span><text:span text:style-name="T3"> de aplicaciones con un bajo consumo de rescursos.</text:span></text:p>
      <text:p text:style-name="P29"><text:span text:style-name="T3"/></text:p>
      <text:list xml:id="list22714823483531" text:continue-list="list22714345446454" text:style-name="L1">
        <text:list-item>
          <text:list>
            <text:list-item>
              <text:p text:style-name="P33">CÓDIGO DE CADA ARCHIVO DEL PROYECTO.</text:p>
            </text:list-item>
          </text:list>
        </text:list-item>
      </text:list>
      <text:p text:style-name="P12">Para facilitar la lectura del código se adjunta un enlace a un repositorio en GitHub.</text:p>
      <text:list xml:id="list22715101641671" text:continue-numbering="true" text:style-name="L1">
        <text:list-item>
          <text:list>
            <text:list-item>
              <text:list>
                <text:list-item>
                  <text:p text:style-name="P21">Archivos HTML5</text:p>
                </text:list-item>
              </text:list>
            </text:list-item>
          </text:list>
        </text:list-item>
      </text:list>
      <text:list xml:id="list22715397449111" text:continue-list="list22716103203790" text:style-name="List_20_1">
        <text:list-item>
          <text:p text:style-name="P13">Index.html</text:p>
        </text:list-item>
      </text:list>
      <text:p text:style-name="P12"><text:a xlink:type="simple" xlink:href="https://github.com/X3M4/LMSRI-PROYECTO-WEB/blob/main/index.html" text:style-name="Internet_20_link" text:visited-style-name="Visited_20_Internet_20_Link">https://github.com/X3M4/LMSRI-PROYECTO-WEB/blob/main/index.html</text:a></text:p>
      <text:list xml:id="list22715095043773" text:continue-numbering="true" text:style-name="List_20_1">
        <text:list-item>
          <text:p text:style-name="P13">presentacion.html</text:p>
        </text:list-item>
      </text:list>
      <text:p text:style-name="P12"><text:a xlink:type="simple" xlink:href="https://github.com/X3M4/LMSRI-PROYECTO-WEB/blob/main/presentacion.html" text:style-name="Internet_20_link" text:visited-style-name="Visited_20_Internet_20_Link">https://github.com/X3M4/LMSRI-PROYECTO-WEB/blob/main/presentacion.html</text:a></text:p>
      <text:list xml:id="list22715023472859" text:continue-numbering="true" text:style-name="List_20_1">
        <text:list-item>
          <text:p text:style-name="P13">productos.html</text:p>
        </text:list-item>
      </text:list>
      <text:p text:style-name="P12"><text:a xlink:type="simple" xlink:href="https://github.com/X3M4/LMSRI-PROYECTO-WEB/blob/main/productos.html" text:style-name="Internet_20_link" text:visited-style-name="Visited_20_Internet_20_Link">https://github.com/X3M4/LMSRI-PROYECTO-WEB/blob/main/productos.html</text:a></text:p>
      <text:list xml:id="list22714959998659" text:continue-numbering="true" text:style-name="List_20_1">
        <text:list-item>
          <text:p text:style-name="P13">catalogo.html</text:p>
        </text:list-item>
      </text:list>
      <text:p text:style-name="P12"><text:a xlink:type="simple" xlink:href="https://github.com/X3M4/LMSRI-PROYECTO-WEB/blob/main/catalogo.html" text:style-name="Internet_20_link" text:visited-style-name="Visited_20_Internet_20_Link">https://github.com/X3M4/LMSRI-PROYECTO-WEB/blob/main/catalogo.html</text:a></text:p>
      <text:list xml:id="list22715626110346" text:continue-numbering="true" text:style-name="List_20_1">
        <text:list-item>
          <text:p text:style-name="P14">contacto.html</text:p>
        </text:list-item>
      </text:list>
      <text:p text:style-name="P15"><text:a xlink:type="simple" xlink:href="https://github.com/X3M4/LMSRI-PROYECTO-WEB/blob/main/contacto.html" text:style-name="Internet_20_link" text:visited-style-name="Visited_20_Internet_20_Link">https://github.com/X3M4/LMSRI-PROYECTO-WEB/blob/main/contacto.html</text:a></text:p>
      <text:p text:style-name="P15"/>
      <text:list xml:id="list22716203601350" text:continue-list="list22715101641671" text:style-name="L1">
        <text:list-item>
          <text:list>
            <text:list-item>
              <text:list>
                <text:list-item>
                  <text:p text:style-name="P22">Archivos de estilo CSS</text:p>
                </text:list-item>
              </text:list>
            </text:list-item>
          </text:list>
        </text:list-item>
      </text:list>
      <text:list xml:id="list22716324831408" text:continue-list="list22715626110346" text:style-name="List_20_1">
        <text:list-item>
          <text:p text:style-name="P24">estilo-index.css</text:p>
        </text:list-item>
      </text:list>
      <text:p text:style-name="P15"><text:a xlink:type="simple" xlink:href="https://github.com/X3M4/LMSRI-PROYECTO-WEB/blob/main/css/estilo-index.css" text:style-name="Internet_20_link" text:visited-style-name="Visited_20_Internet_20_Link">https://github.com/X3M4/LMSRI-PROYECTO-WEB/blob/main/css/estilo-index.css</text:a></text:p>
      <text:list xml:id="list22714306092310" text:continue-numbering="true" text:style-name="List_20_1">
        <text:list-item>
          <text:p text:style-name="P24">estilo-presentacion.css</text:p>
        </text:list-item>
      </text:list>
      <text:p text:style-name="P15"><text:a xlink:type="simple" xlink:href="https://github.com/X3M4/LMSRI-PROYECTO-WEB/blob/main/css/estilo-presentación.css" text:style-name="Internet_20_link" text:visited-style-name="Visited_20_Internet_20_Link">https://github.com/X3M4/LMSRI-PROYECTO-WEB/blob/main/css/estilo-presentaci%C3%B3n.css</text:a></text:p>
      <text:list xml:id="list22715235999087" text:continue-numbering="true" text:style-name="List_20_1">
        <text:list-item>
          <text:p text:style-name="P24">estilo-productos.css</text:p>
        </text:list-item>
      </text:list>
      <text:p text:style-name="P23"><text:a xlink:type="simple" xlink:href="https://github.com/X3M4/LMSRI-PROYECTO-WEB/blob/main/css/estilos-productos.css" text:style-name="Internet_20_link" text:visited-style-name="Visited_20_Internet_20_Link"><text:span text:style-name="T8">https://github.com/X3M4/LMSRI-PROYECTO-WEB/blob/main/css/estilos-productos.css</text:span></text:a></text:p>
      <text:list xml:id="list22714879688225" text:continue-numbering="true" text:style-name="List_20_1">
        <text:list-item>
          <text:p text:style-name="P24">estilo-catalogo.css</text:p>
        </text:list-item>
      </text:list>
      <text:p text:style-name="P23"><text:a xlink:type="simple" xlink:href="https://github.com/X3M4/LMSRI-PROYECTO-WEB/blob/main/css/estilo-catalogo.css" text:style-name="Internet_20_link" text:visited-style-name="Visited_20_Internet_20_Link"><text:span text:style-name="T8">https://github.com/X3M4/LMSRI-PROYECTO-WEB/blob/main/css/estilo-catalogo.css</text:span></text:a></text:p>
      <text:list xml:id="list22715723641595" text:continue-numbering="true" text:style-name="List_20_1">
        <text:list-item>
          <text:p text:style-name="P24">contacto.css</text:p>
        </text:list-item>
        <text:list-item>
          <text:p text:style-name="P14"><text:a xlink:type="simple" xlink:href="https://github.com/X3M4/LMSRI-PROYECTO-WEB/blob/main/css/estilo-contacto.css" text:style-name="Internet_20_link" text:visited-style-name="Visited_20_Internet_20_Link">https://github.com/X3M4/LMSRI-PROYECTO-WEB/blob/main/css/estilo-contacto.css</text:a></text:p>
          <text:p text:style-name="P14"/>
        </text:list-item>
      </text:list>
      <text:list xml:id="list22715611880885" text:continue-list="list22716203601350" text:style-name="L1">
        <text:list-item>
          <text:list>
            <text:list-item>
              <text:list>
                <text:list-item>
                  <text:p text:style-name="P22"/>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00:07:34.536833385</meta:creation-date>
    <dc:date>2023-05-20T02:27:14.112023745</dc:date>
    <meta:editing-duration>PT16M46S</meta:editing-duration>
    <meta:editing-cycles>4</meta:editing-cycles>
    <meta:generator>LibreOffice/7.0.4.2$Linux_X86_64 LibreOffice_project/00$Build-2</meta:generator>
    <meta:document-statistic meta:table-count="0" meta:image-count="0" meta:object-count="0" meta:page-count="9" meta:paragraph-count="79" meta:word-count="1104" meta:character-count="7335" meta:non-whitespace-character-count="6330"/>
  </office:meta>
</office:document-meta>
</file>